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48pt" style:font-size-asian="48pt" style:font-size-complex="48pt"/>
    </style:style>
    <style:style style:name="ce3" style:family="table-cell" style:parent-style-name="Default" style:data-style-name="N0">
      <style:text-properties fo:font-size="20pt" style:font-size-asian="20pt" style:font-size-complex="20pt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  <style:text-properties style:font-name="Arial" style:font-name-asian="Arial" style:font-name-complex="Arial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FFFFFF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FFFFFF"/>
      <style:text-properties style:font-name="Arial" style:font-name-asian="Arial" style:font-name-complex="Arial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BFBFBF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10.00125cm"/>
    </style:style>
    <style:style style:name="co4" style:family="table-column">
      <style:table-column-properties fo:break-before="auto" style:column-width="6.95854166666667cm"/>
    </style:style>
    <style:style style:name="ro1" style:family="table-row">
      <style:table-row-properties style:row-height="61pt" style:use-optimal-row-height="fals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26pt" style:use-optimal-row-height="tru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62pt" style:use-optimal-row-height="true" fo:break-before="auto"/>
    </style:style>
    <style:style style:name="ro6" style:family="table-row">
      <style:table-row-properties style:row-height="34pt" style:use-optimal-row-height="true" fo:break-before="auto"/>
    </style:style>
    <style:style style:name="ro7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Buyout&quot;;&quot;Run on&quot;;&quot;Winding up&quot;;&quot;Enter a consolidator&quot;;&quot;Enter a superfund&quot;)">
          <table:help-message table:display="true"/>
          <table:error-message table:display="true"/>
        </table:content-validation>
      </table:content-validations>
      <table:table table:name="_valuation_information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<text:s/>Statement of strategy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1" table:style-name="ce9"/>
          <table:table-cell table:number-columns-repeated="16373"/>
        </table:table-row>
        <table:table-row table:style-name="ro3">
          <table:table-cell office:value-type="string" table:style-name="ce3">
            <text:p>Valuation information<text:s/></text:p>
          </table:table-cell>
          <table:table-cell table:number-columns-repeated="5" table:style-name="ce1"/>
          <table:table-cell table:number-columns-repeated="5" table:style-name="ce9"/>
          <table:table-cell table:number-columns-repeated="16373"/>
        </table:table-row>
        <table:table-row table:style-name="ro2">
          <table:table-cell table:number-columns-repeated="11" table:style-name="ce9"/>
          <table:table-cell table:number-columns-repeated="16373"/>
        </table:table-row>
        <table:table-row table:style-name="ro2">
          <table:table-cell office:value-type="string" table:style-name="ce4">
            <text:p>Market Value<text:s/></text:p>
          </table:table-cell>
          <table:table-cell table:number-columns-repeated="5" table:style-name="ce1"/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1">
            <text:p>Market Value of scheme assets: technical provisions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1">
            <text:p>Market Value of scheme assets: low dependency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1">
            <text:p>Market Value of scheme assets: buyout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1">
            <text:p>Market Value of scheme assets: s179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table:number-columns-repeated="11" table:style-name="ce9"/>
          <table:table-cell table:number-columns-repeated="16373"/>
        </table:table-row>
        <table:table-row table:style-name="ro2">
          <table:table-cell office:value-type="string" table:style-name="ce4">
            <text:p>Active members<text:s/></text:p>
          </table:table-cell>
          <table:table-cell table:number-columns-repeated="5" table:style-name="ce1"/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1">
            <text:p>Liabilties for active members: technical provisions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1">
            <text:p>Liabilties for active members: low dependency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1">
            <text:p>Liabilties for active members: buyout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1">
            <text:p>Liabilties for active members: s179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table:number-columns-repeated="11" table:style-name="ce9"/>
          <table:table-cell table:number-columns-repeated="16373"/>
        </table:table-row>
        <table:table-row table:style-name="ro2">
          <table:table-cell office:value-type="string" table:style-name="ce4">
            <text:p>deferred members</text:p>
          </table:table-cell>
          <table:table-cell table:number-columns-repeated="5" table:style-name="ce1"/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1">
            <text:p>Liabilties for deferred members: technical provisions basis</text:p>
          </table:table-cell>
          <table:table-cell table:number-columns-repeated="4" table:style-name="ce1"/>
          <table:table-cell office:value-type="string" table:style-name="ce1">
            <text:p>£<text:s/>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1">
            <text:p>Liabilties for deferred members: low dependency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1">
            <text:p>Liabilties for deferred members: buyout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1">
            <text:p>Liabilties for deferred members: s179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table:number-columns-repeated="11" table:style-name="ce9"/>
          <table:table-cell table:number-columns-repeated="16373"/>
        </table:table-row>
        <table:table-row table:style-name="ro2">
          <table:table-cell office:value-type="string" table:style-name="ce4">
            <text:p>Scheme liabilties</text:p>
          </table:table-cell>
          <table:table-cell table:number-columns-repeated="5" table:style-name="ce1"/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1">
            <text:p>Scheme liabilties for pensioner members: technical provisions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1">
            <text:p>Scheme liabilties for pensioner members: low dependency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1">
            <text:p>Scheme liabilties for pensioner members: buyout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4">
          <table:table-cell office:value-type="string" table:style-name="ce5">
            <text:p>Scheme liabilties for pensioner members: s179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table:number-columns-repeated="11" table:style-name="ce9"/>
          <table:table-cell table:number-columns-repeated="16373"/>
        </table:table-row>
        <table:table-row table:style-name="ro2">
          <table:table-cell office:value-type="string" table:style-name="ce4">
            <text:p>Expense reserves<text:s/></text:p>
          </table:table-cell>
          <table:table-cell table:number-columns-repeated="5" table:style-name="ce1"/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5">
            <text:p>Expense reserves - all types: technical provisions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5">
            <text:p>Expense reserves - all types: low dependency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5">
            <text:p>Expense reserves - all types: buyout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5">
            <text:p>Expense reserves - all types: s179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table:number-columns-repeated="11" table:style-name="ce9"/>
          <table:table-cell table:number-columns-repeated="16373"/>
        </table:table-row>
        <table:table-row table:style-name="ro2">
          <table:table-cell office:value-type="string" table:style-name="ce4">
            <text:p>Total liabities<text:s/>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5">
            <text:p>Total liabilities: technical provisions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5">
            <text:p>Total liabilities: low dependency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5">
            <text:p>Total liabilities: buyout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5">
            <text:p>Total liabilities: s179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number-rows-repeated="5" table:style-name="ro2">
          <table:table-cell table:number-columns-repeated="11" table:style-name="ce9"/>
          <table:table-cell table:number-columns-repeated="16373"/>
        </table:table-row>
        <table:table-row table:number-rows-repeated="1048531" table:style-name="ro2">
          <table:table-cell table:number-columns-repeated="16384"/>
        </table:table-row>
      </table:table>
      <table:table table:name="Assumiptions" table:style-name="ta1">
        <table:table-column table:style-name="co3" table:default-cell-style-name="ce1"/>
        <table:table-column table:style-name="co1" table:number-columns-repeated="16383" table:default-cell-style-name="ce1"/>
        <table:table-row table:style-name="ro5">
          <table:table-cell office:value-type="string" table:style-name="ce2">
            <text:p><text:s/>Statement of strategy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3">
            <text:p><text:s/>Assumptions<text:s/>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Financial assumptions<text:s/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Actuarial method to calculate technical provisions 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Projection period (only if partly projected unit method selected) 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Inflation sensitivities<text:s/>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P (Technical Provisions) Discount rates over the next 100 years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Low Dependency Discount Rates over the next 100 years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Pay increases - active members (ex promotional scale) 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RPI assumption 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CPI assumption 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2">
          <table:table-cell table:style-name="ce5"/>
          <table:table-cell table:number-columns-repeated="16383" table:style-name="ce1"/>
        </table:table-row>
        <table:table-row table:style-name="ro2">
          <table:table-cell office:value-type="string" table:style-name="ce6">
            <text:p>Male cohort<text:s/>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7">
            <text:p>Male cohort expected age of death, for current pensioners aged 65 at valuation date 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6">
          <table:table-cell office:value-type="string" table:style-name="ce7">
            <text:p>Male period expected age of death, for current pensioners aged 65 at valuation date 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6">
          <table:table-cell office:value-type="string" table:style-name="ce7">
            <text:p>Male cohort expected age of death, for future pensioners aged 65 at a date 20 years after valuation date 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7">
          <table:table-cell office:value-type="string" table:style-name="ce7">
            <text:p>Male mortality assumption (after retirement for future pensioners) 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7">
          <table:table-cell office:value-type="string" table:style-name="ce7">
            <text:p>Male mortality assumption (current pensioners) 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2">
          <table:table-cell table:style-name="ce7"/>
          <table:table-cell table:number-columns-repeated="16383" table:style-name="ce1"/>
        </table:table-row>
        <table:table-row table:style-name="ro7">
          <table:table-cell office:value-type="string" table:style-name="ce8">
            <text:p>Female cohort<text:s/>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7">
            <text:p>Female cohort expected age of death, for current pensioners aged 65 at valuation date 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6">
          <table:table-cell office:value-type="string" table:style-name="ce7">
            <text:p>Female period expected age of death, for current pensioners aged 65 at valuation date 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6">
          <table:table-cell office:value-type="string" table:style-name="ce7">
            <text:p>Female cohort expected age of death, for future pensioners aged 65 at a date 20 years after valuation date 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7">
          <table:table-cell office:value-type="string" table:style-name="ce7">
            <text:p>Female mortality assumption (current pensioners) 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6">
          <table:table-cell office:value-type="string" table:style-name="ce7">
            <text:p>Female mortality assumption (after retirement for future pensioners) 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number-rows-repeated="2" table:style-name="ro2">
          <table:table-cell table:style-name="ce7"/>
          <table:table-cell table:number-columns-repeated="16383" table:style-name="ce1"/>
        </table:table-row>
        <table:table-row table:style-name="ro7">
          <table:table-cell office:value-type="string" table:style-name="ce7">
            <text:p>Commutation percentage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7">
          <table:table-cell office:value-type="string" table:style-name="ce7">
            <text:p>Proportion married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number-rows-repeated="1048544" table:style-name="ro2">
          <table:table-cell table:number-columns-repeated="16384"/>
        </table:table-row>
      </table:table>
      <table:table table:name="Funding_and_Investment" table:style-name="ta1">
        <table:table-column table:style-name="co4" table:default-cell-style-name="ce1"/>
        <table:table-column table:style-name="co1" table:number-columns-repeated="16383" table:default-cell-style-name="ce1"/>
        <table:table-row table:style-name="ro5">
          <table:table-cell office:value-type="string" table:style-name="ce2">
            <text:p><text:s/>Statement of strategy</text:p>
          </table:table-cell>
          <table:table-cell table:number-columns-repeated="16383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4">
            <text:p>Determine the schemes Fi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What is the scheme aiming for?</text:p>
          </table:table-cell>
          <table:table-cell office:value-type="string" table:content-validation-name="val1" table:style-name="ce1">
            <text:p>Buyou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xplanation of what the scheme is aiming for<text:s/>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4">
            <text:p><text:s/>Low Dependency Investment <text:s/>Strategy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Liquid growth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lliquid growth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tching +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tching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ong-term expected return</text:p>
          </table:table-cell>
          <table:table-cell office:value-type="string" table:style-name="ce1">
            <text:p>%</text:p>
          </table:table-cell>
          <table:table-cell table:number-columns-repeated="16382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312</meta:generator>
    <meta:initial-creator>Microsoft Office User</meta:initial-creator>
    <dc:creator>Microsoft Office User</dc:creator>
    <meta:creation-date>2023-04-04T13:06:39Z</meta:creation-date>
    <dc:date>2023-04-05T09:36:53Z</dc:date>
  </office:meta>
</office:document-meta>
</file>